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5.7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Log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Timestamp without timezon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Timestamp without timezone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Deta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ofileImag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Ro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leTitl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UserPermission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ermissio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Permission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Add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n 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enuCatego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Category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enuItem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Item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temTyp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rtCod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temImag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odifierGro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ModifierGroup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ModifierGro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odifi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ModifierGroup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Modifier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Section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Ta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ax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xTyp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Enabl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xAmou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Ord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ustomer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ymentMod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Amou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OrderDeta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Custom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ustomerName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varcha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tal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office:value-type="string" calcext:value-type="string">
            <text:p>WaitingLis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Data Type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abl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okenI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NumberOfPerson</text:p>
          </table:table-cell>
          <table:table-cell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cti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 office:value-type="string" calcext:value-type="string">
            <text:p>WaitingTime</text:p>
          </table:table-cell>
          <table:table-cell office:value-type="string" calcext:value-type="string">
            <text:p>time without timezone</text:p>
          </table:table-cell>
          <table:table-cell/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0:13:42.455000000</meta:creation-date>
    <dc:date>2025-02-07T18:33:10.039000000</dc:date>
    <meta:editing-duration>PT1H57M34S</meta:editing-duration>
    <meta:editing-cycles>2</meta:editing-cycles>
    <meta:generator>LibreOffice/24.2.5.2$Windows_X86_64 LibreOffice_project/bffef4ea93e59bebbeaf7f431bb02b1a39ee8a59</meta:generator>
    <meta:document-statistic meta:table-count="1" meta:cell-count="451" meta:object-count="0"/>
  </office:meta>
</office:document-meta>
</file>